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377cm" table:align="left"/>
    </style:style>
    <style:style style:name="Tabla1.A" style:family="table-column">
      <style:table-column-properties style:column-width="2.106cm"/>
    </style:style>
    <style:style style:name="Tabla1.B" style:family="table-column">
      <style:table-column-properties style:column-width="1.704cm"/>
    </style:style>
    <style:style style:name="Tabla1.C" style:family="table-column">
      <style:table-column-properties style:column-width="1.963cm"/>
    </style:style>
    <style:style style:name="Tabla1.D" style:family="table-column">
      <style:table-column-properties style:column-width="1.774cm"/>
    </style:style>
    <style:style style:name="Tabla1.E" style:family="table-column">
      <style:table-column-properties style:column-width="1.829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a1.2" style:family="table-row">
      <style:table-row-properties fo:background-color="#e7e9eb">
        <style:background-image/>
      </style:table-row-properties>
    </style:style>
    <style:style style:name="Tabla1.A2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1.B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C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D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E2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A3" style:family="table-cell">
      <style:table-cell-properties style:vertical-align="middle" fo:padding-left="0.423cm" fo:padding-right="0.049cm" fo:padding-top="0.212cm" fo:padding-bottom="0.212cm" fo:border="0.05pt solid #d4d4d4"/>
    </style:style>
    <style:style style:name="Tabla1.B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C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D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Tabla1.E3" style:family="table-cell">
      <style:table-cell-properties style:vertical-align="middle" fo:padding-left="0.049cm" fo:padding-right="0.049cm" fo:padding-top="0.212cm" fo:padding-bottom="0.212cm" fo:border="0.05pt solid #d4d4d4"/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officeooo:paragraph-rsid="001a2f54" loext:padding="0cm" loext:border="none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officeooo:paragraph-rsid="001a2f54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text-indent="0cm" style:auto-text-indent="fals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2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8000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a2f54"/>
    </style:style>
    <style:style style:name="T7" style:family="text">
      <style:text-properties officeooo:rsid="001a2f54" loext:padding="0cm" loext:border="none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vaScript <text:span text:style-name="T6">BigInt</text:span></text:h>
      <text:p text:style-name="P3"><text:span text:style-name="T1">Las variables de JavaScript </text:span><text:span text:style-name="Source_20_Text"><text:span text:style-name="T1">BigInt </text:span></text:span><text:span text:style-name="T1">se utilizan para almacenar valores enteros grandes que son demasiado grandes para ser representados por un JavaScript normal </text:span><text:span text:style-name="Source_20_Text"><text:span text:style-name="T1">Number</text:span></text:span><text:span text:style-name="T1">.</text:span></text:p>
      <text:h text:style-name="P2" text:outline-level="2">Precisión de enteros de JavaScript</text:h>
      <text:p text:style-name="P3">Los enteros de JavaScript solo tienen una precisión de hasta 15 dígitos:</text:p>
      <text:h text:style-name="P5" text:outline-level="3">Precisión entera</text:h>
      <text:p text:style-name="P12"><text:span text:style-name="T2">let</text:span> x = <text:span text:style-name="T3">999999999999999</text:span>;<text:line-break/><text:span text:style-name="T2">let</text:span> y = <text:span text:style-name="T3">9999999999999999</text:span>;</text:p>
      <text:p text:style-name="P6"><text:s/></text:p>
      <text:p text:style-name="P3">En JavaScript, todos los números se almacenan en un formato de punto flotante de 64 bits (estándar IEEE 754).</text:p>
      <text:p text:style-name="P3">Con este estándar, los números enteros grandes no se pueden representar exactamente y se redondearán. </text:p>
      <text:p text:style-name="Horizontal_20_Line"/>
      <text:h text:style-name="P2" text:outline-level="2">Cómo crear un BigInt</text:h>
      <text:p text:style-name="P3">Para crear un <text:span text:style-name="Source_20_Text"><text:span text:style-name="T1">BigInt</text:span></text:span>, agregue <text:span text:style-name="T8">n</text:span> al final de un número entero o llame a <text:span text:style-name="Source_20_Text"><text:span text:style-name="T1">BigInt()</text:span></text:span>:</text:p>
      <text:h text:style-name="P5" text:outline-level="3">Ejemplos</text:h>
      <text:p text:style-name="P12"><text:span text:style-name="T2">let</text:span> x = <text:span text:style-name="T3">9999999999999999</text:span>;<text:line-break/><text:span text:style-name="T2">let</text:span> y = 9999999999999999n;</text:p>
      <text:p text:style-name="P14"><text:s/></text:p>
      <text:p text:style-name="P12"><text:span text:style-name="T2">let</text:span> x = 1234567890123456789012345n;<text:line-break/><text:span text:style-name="T2">let</text:span> y = BigInt(<text:span text:style-name="T3">1234567890123456789012345</text:span>)</text:p>
      <text:p text:style-name="P14"><text:s/></text:p>
      <text:p text:style-name="Horizontal_20_Line"/>
      <text:h text:style-name="P2" text:outline-level="2">BigInt: un nuevo tipo de datos JavaScript</text:h>
      <text:p text:style-name="P3"><text:span text:style-name="T6">El</text:span> <text:span text:style-name="Source_20_Text"><text:span text:style-name="T1">typeof </text:span></text:span><text:span text:style-name="Source_20_Text"><text:span text:style-name="T7">de </text:span></text:span><text:span text:style-name="Source_20_Text"><text:span text:style-name="T1">BigInt </text:span></text:span>es "bigint":</text:p>
      <text:h text:style-name="P5" text:outline-level="3">Ejemplo</text:h>
      <text:p text:style-name="P12"><text:span text:style-name="T2">let</text:span> x = BigInt(<text:span text:style-name="T3">999999999999999</text:span>);<text:line-break/><text:span text:style-name="T2">let</text:span> type = <text:span text:style-name="T2">typeof</text:span> x;</text:p>
      <text:p text:style-name="P6"><text:s/></text:p>
      <text:p text:style-name="P3"><text:span text:style-name="Source_20_Text"><text:span text:style-name="T1">BigInt </text:span></text:span>es el segundo tipo de datos numéricos en JavaScript (después de <text:span text:style-name="Source_20_Text"><text:span text:style-name="T1">Number</text:span></text:span>).</text:p>
      <text:p text:style-name="P3"><text:span text:style-name="T6">Con</text:span> <text:span text:style-name="Source_20_Text"><text:span text:style-name="T1">BigInt </text:span></text:span><text:span text:style-name="Source_20_Text"><text:span text:style-name="T7">el</text:span></text:span><text:span text:style-name="Source_20_Text"><text:span text:style-name="T1"> </text:span></text:span>número total de tipos de datos admitidos en JavaScript es 8:</text:p>
      <text:p text:style-name="P3"><text:soft-page-break/>1. String<text:line-break/>2. Number<text:line-break/>3. Bigint<text:line-break/>4. Boolean<text:line-break/>5. Undefined<text:line-break/>6. Null<text:line-break/>7. Symbol<text:line-break/>8. Object </text:p>
      <text:p text:style-name="Horizontal_20_Line"/>
      <text:h text:style-name="P2" text:outline-level="2">Operadores BigInt</text:h>
      <text:p text:style-name="P3">Los operadores que se pueden usar en JavaScript <text:span text:style-name="Source_20_Text"><text:span text:style-name="T1">Number</text:span></text:span> también se pueden usar en <text:span text:style-name="Source_20_Text"><text:span text:style-name="T1">BigInt</text:span></text:span>.</text:p>
      <text:h text:style-name="P5" text:outline-level="3">Ejemplo de multiplicación BigInt</text:h>
      <text:p text:style-name="P12"><text:span text:style-name="T2">let</text:span> x = 9007199254740995n;<text:line-break/><text:span text:style-name="T2">let</text:span> y = 9007199254740995n;<text:line-break/><text:span text:style-name="T2">let</text:span> z = x * y;</text:p>
      <text:p text:style-name="P6"><text:s/></text:p>
      <text:h text:style-name="P4" text:outline-level="2">Notas</text:h>
      <text:p text:style-name="P3"><text:span text:style-name="T1">No se permite la aritmética entre <text:s/></text:span><text:span text:style-name="Source_20_Text"><text:span text:style-name="T1">Number </text:span></text:span><text:span text:style-name="T1">y </text:span><text:span text:style-name="Source_20_Text"><text:span text:style-name="T1">BigInt </text:span></text:span><text:span text:style-name="T1"><text:s/>(la conversión de tipos pierde información).</text:span></text:p>
      <text:p text:style-name="P3"><text:span text:style-name="T1">El desplazamiento a la derecha sin signo (&gt;&gt;&gt;) no se puede realizar a </text:span><text:span text:style-name="Source_20_Text"><text:span text:style-name="T1">BigInt</text:span></text:span><text:span text:style-name="T1"> (no tiene un ancho fijo).</text:span></text:p>
      <text:p text:style-name="Horizontal_20_Line"/>
      <text:h text:style-name="P2" text:outline-level="2">Decimales <text:span text:style-name="T6">BigInt</text:span></text:h>
      <text:p text:style-name="P3"><text:span text:style-name="T6">Un</text:span> <text:span text:style-name="Source_20_Text"><text:span text:style-name="T1">BigInt </text:span></text:span>no puede tener decimales.</text:p>
      <text:h text:style-name="P5" text:outline-level="3">Ejemplo de división BigInt</text:h>
      <text:p text:style-name="P12"><text:span text:style-name="T2">let</text:span> x = 5n;<text:line-break/><text:span text:style-name="T2">let</text:span> y = x / <text:span text:style-name="T3">2</text:span>;<text:line-break/><text:span text:style-name="T4">// Error: Cannot mix BigInt and other types, use explicit conversion.</text:span></text:p>
      <text:p text:style-name="P12"><text:span text:style-name="T2">let</text:span> x = 5n;<text:line-break/><text:span text:style-name="T2">let</text:span> y = Number(x) / <text:span text:style-name="T3">2</text:span>;</text:p>
      <text:p text:style-name="P14"><text:s/></text:p>
      <text:p text:style-name="Horizontal_20_Line"/>
      <text:h text:style-name="P2" text:outline-level="2">BigInt Hex<text:span text:style-name="T6">adecimal</text:span>, Octal y Binario</text:h>
      <text:p text:style-name="P3"><text:span text:style-name="Source_20_Text"><text:span text:style-name="T1">BigInt </text:span></text:span><text:span text:style-name="Source_20_Text"><text:span text:style-name="T7">t</text:span></text:span>ambién se puede escribir en notación hexadecimal, octal o binaria:</text:p>
      <text:h text:style-name="P5" text:outline-level="3"><text:soft-page-break/>Ejemplo de BigInt hexadecimal</text:h>
      <text:p text:style-name="P12"><text:span text:style-name="T2">let</text:span> hex = 0x20000000000003n;<text:line-break/><text:span text:style-name="T2">let</text:span> oct = 0o400000000000000003n;<text:line-break/><text:span text:style-name="T2">let</text:span> bin = 0b100000000000000000000000000000000000000000000000000011n;</text:p>
      <text:p text:style-name="P14"><text:s/></text:p>
      <text:p text:style-name="Horizontal_20_Line"/>
      <text:h text:style-name="P2" text:outline-level="2">Curiosidad de precisión</text:h>
      <text:p text:style-name="P3">El redondeo puede comprometer la seguridad del programa:</text:p>
      <text:h text:style-name="P5" text:outline-level="3">Ejemplo MAX_SAFE_INTEGER</text:h>
      <text:p text:style-name="P12"><text:span text:style-name="T3">9007199254740992</text:span> === <text:span text:style-name="T3">9007199254740993</text:span>; <text:span text:style-name="T4">// is true !!!</text:span></text:p>
      <text:p text:style-name="P14"><text:s/></text:p>
      <text:p text:style-name="Horizontal_20_Line"/>
      <text:h text:style-name="P2" text:outline-level="2">Soporte del navegador</text:h>
      <text:p text:style-name="P3"><text:span text:style-name="Source_20_Text"><text:span text:style-name="T1">BigInt </text:span></text:span>es compatible con todos los navegadores desde septiembre de 2020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</table:table-row>
        <table:table-row table:style-name="Tabla1.2">
          <table:table-cell table:style-name="Tabla1.A2" office:value-type="string">
            <text:p text:style-name="P10">Chrome 67</text:p>
          </table:table-cell>
          <table:table-cell table:style-name="Tabla1.B2" office:value-type="string">
            <text:p text:style-name="P10">Edge 79</text:p>
          </table:table-cell>
          <table:table-cell table:style-name="Tabla1.C2" office:value-type="string">
            <text:p text:style-name="P10">Firefox 68</text:p>
          </table:table-cell>
          <table:table-cell table:style-name="Tabla1.D2" office:value-type="string">
            <text:p text:style-name="P10">Safari 14</text:p>
          </table:table-cell>
          <table:table-cell table:style-name="Tabla1.E2" office:value-type="string">
            <text:p text:style-name="P10">Opera 54</text:p>
          </table:table-cell>
        </table:table-row>
        <table:table-row table:style-name="Tabla1.1">
          <table:table-cell table:style-name="Tabla1.A3" office:value-type="string">
            <text:p text:style-name="P10">May 2018</text:p>
          </table:table-cell>
          <table:table-cell table:style-name="Tabla1.B3" office:value-type="string">
            <text:p text:style-name="P10">Jan 2020</text:p>
          </table:table-cell>
          <table:table-cell table:style-name="Tabla1.C3" office:value-type="string">
            <text:p text:style-name="P10">Jul 2019</text:p>
          </table:table-cell>
          <table:table-cell table:style-name="Tabla1.D3" office:value-type="string">
            <text:p text:style-name="P10">Sep 2020</text:p>
          </table:table-cell>
          <table:table-cell table:style-name="Tabla1.E3" office:value-type="string">
            <text:p text:style-name="P9">Jun 2018</text:p>
          </table:table-cell>
        </table:table-row>
      </table:table>
      <text:p text:style-name="Horizontal_20_Line"/>
      <text:h text:style-name="P2" text:outline-level="2">Enteros seguros mínimos y máximos</text:h>
      <text:p text:style-name="P3"><text:a xlink:type="simple" xlink:href="https://www.w3schools.com/js/js_es6.asp" text:style-name="Internet_20_link" text:visited-style-name="Visited_20_Internet_20_Link"><text:span text:style-name="T5">ES6</text:span></text:a> agregó propiedades máximas y mínimas al objeto Número:</text:p>
      <text:list text:style-name="L1">
        <text:list-item>
          <text:p text:style-name="P15"><text:span text:style-name="Source_20_Text"><text:span text:style-name="T1">MAX_SAFE_INTEGER</text:span></text:span></text:p>
        </text:list-item>
        <text:list-item>
          <text:p text:style-name="P16"><text:span text:style-name="Source_20_Text"><text:span text:style-name="T1">MIN_SAFE_INTEGER</text:span></text:span></text:p>
        </text:list-item>
      </text:list>
      <text:h text:style-name="P5" text:outline-level="3">Ejemplo MAX_SAFE_INTEGER</text:h>
      <text:p text:style-name="P12"><text:span text:style-name="T2">let</text:span> x = Number.MAX_SAFE_INTEGER;</text:p>
      <text:p text:style-name="P6"><text:s text:c="2"/></text:p>
      <text:h text:style-name="P5" text:outline-level="3">Ejemplo MIN_SAFE_INTEGER</text:h>
      <text:p text:style-name="P12"><text:span text:style-name="T2">let</text:span> x = Number.MIN_SAFE_INTEGER;</text:p>
      <text:p text:style-name="P14"><text:s/></text:p>
      <text:p text:style-name="Horizontal_20_Line"/>
      <text:h text:style-name="P2" text:outline-level="2"><text:bookmark text:name="mark_number_methods"/>Nuevos métodos numéricos</text:h>
      <text:p text:style-name="P3"><text:a xlink:type="simple" xlink:href="https://www.w3schools.com/js/js_es6.asp" text:style-name="Internet_20_link" text:visited-style-name="Visited_20_Internet_20_Link"><text:span text:style-name="T5">ES6</text:span></text:a> también agregó 2 nuevos métodos al objeto Número:</text:p>
      <text:list text:style-name="L2">
        <text:list-item>
          <text:p text:style-name="P17"><text:soft-page-break/><text:span text:style-name="Source_20_Text"><text:span text:style-name="T1">Number.isInteger()</text:span></text:span></text:p>
        </text:list-item>
        <text:list-item>
          <text:p text:style-name="P18"><text:span text:style-name="Source_20_Text"><text:span text:style-name="T1">Number.isSafeInteger()</text:span></text:span></text:p>
        </text:list-item>
      </text:list>
      <text:p text:style-name="Horizontal_20_Line"/>
      <text:h text:style-name="P2" text:outline-level="2">El método Number.isInteger()</text:h>
      <text:p text:style-name="P3">El método <text:span text:style-name="Source_20_Text"><text:span text:style-name="T1">Number.isInteger() </text:span></text:span>devuelve <text:span text:style-name="Source_20_Text"><text:span text:style-name="T1">true </text:span></text:span>si el argumento es un número entero.</text:p>
      <text:h text:style-name="P8" text:outline-level="3"><text:span text:style-name="T1">Ejemplo: </text:span>isInteger<text:span text:style-name="T1">()</text:span></text:h>
      <text:p text:style-name="P12">Number.isInteger(<text:span text:style-name="T3">10</text:span>);<text:line-break/>Number.isInteger(<text:span text:style-name="T3">10.5</text:span>);</text:p>
      <text:p text:style-name="P14"><text:s/></text:p>
      <text:p text:style-name="Horizontal_20_Line"/>
      <text:h text:style-name="P2" text:outline-level="2">El método Number.isSafeInteger()</text:h>
      <text:p text:style-name="P3">Un número entero seguro es un número entero que se puede representar exactamente como un número de doble precisión.</text:p>
      <text:p text:style-name="P3">El método <text:span text:style-name="Source_20_Text"><text:span text:style-name="T1">Number.isSafeInteger() </text:span></text:span>devuelve <text:span text:style-name="Source_20_Text"><text:span text:style-name="T1">true </text:span></text:span>si el argumento es un número entero seguro.</text:p>
      <text:h text:style-name="P7" text:outline-level="3">Ejemplo isSafeInteger()</text:h>
      <text:p text:style-name="P12">Number.isSafeInteger(<text:span text:style-name="T3">10</text:span>);<text:line-break/>Number.isSafeInteger(<text:span text:style-name="T3">12345678901234567890</text:span>);</text:p>
      <text:p text:style-name="P6"><text:s/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6:12:46.451000000</meta:creation-date>
    <dc:date>2024-03-18T18:02:27.874000000</dc:date>
    <meta:editing-duration>PT9M11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4" meta:paragraph-count="85" meta:word-count="493" meta:character-count="3257" meta:non-whitespace-character-count="2824"/>
  </office:meta>
</office:document-meta>
</file>